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cmsy10" svg:font-family="cmsy10" style:font-pitch="variable"/>
    <style:font-face style:name="sans-serif" svg:font-family="sans-serif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6.4965in" fo:margin-left="0.0069in" fo:margin-top="0in" fo:margin-bottom="0in" table:align="left" style:writing-mode="page"/>
    </style:style>
    <style:style style:name="Table14.A" style:family="table-column">
      <style:table-column-properties style:column-width="6.496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6.4965in" fo:margin-left="0.0069in" fo:margin-top="0in" fo:margin-bottom="0in" table:align="left" style:writing-mode="page"/>
    </style:style>
    <style:style style:name="Table15.A" style:family="table-column">
      <style:table-column-properties style:column-width="6.496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993in" fo:margin-left="0.4451in" fo:margin-top="0in" fo:margin-bottom="0in" table:align="left" style:writing-mode="page"/>
    </style:style>
    <style:style style:name="Table12.A" style:family="table-column">
      <style:table-column-properties style:column-width="5.799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993in" fo:margin-left="0.4451in" fo:margin-top="0in" fo:margin-bottom="0in" table:align="left" style:writing-mode="page"/>
    </style:style>
    <style:style style:name="Table13.A" style:family="table-column">
      <style:table-column-properties style:column-width="5.799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993in" fo:margin-left="0.4451in" fo:margin-top="0in" fo:margin-bottom="0in" table:align="left" style:writing-mode="page"/>
    </style:style>
    <style:style style:name="Table11.A" style:family="table-column">
      <style:table-column-properties style:column-width="5.799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6" style:family="table">
      <style:table-properties style:width="5.7993in" fo:margin-left="0.4451in" fo:margin-top="0in" fo:margin-bottom="0in" table:align="left" style:writing-mode="page"/>
    </style:style>
    <style:style style:name="Table16.A" style:family="table-column">
      <style:table-column-properties style:column-width="5.7993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993in" fo:margin-left="0.4451in" fo:margin-top="0in" fo:margin-bottom="0in" table:align="left" style:writing-mode="page"/>
    </style:style>
    <style:style style:name="Table17.A" style:family="table-column">
      <style:table-column-properties style:column-width="5.799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993in" fo:margin-left="0.4451in" fo:margin-top="0in" fo:margin-bottom="0in" table:align="left" style:writing-mode="page"/>
    </style:style>
    <style:style style:name="Table18.A" style:family="table-column">
      <style:table-column-properties style:column-width="5.7993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9" style:family="table">
      <style:table-properties style:width="5.7993in" fo:margin-left="0.4451in" fo:margin-top="0in" fo:margin-bottom="0in" table:align="left" style:writing-mode="page"/>
    </style:style>
    <style:style style:name="Table19.A" style:family="table-column">
      <style:table-column-properties style:column-width="5.7993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officeooo:paragraph-rsid="004a4fd0"/>
    </style:style>
    <style:style style:name="P5" style:family="paragraph" style:parent-style-name="Standard">
      <style:paragraph-properties fo:text-align="start" style:justify-single-word="false"/>
      <style:text-properties officeooo:paragraph-rsid="009b76e1"/>
    </style:style>
    <style:style style:name="P6" style:family="paragraph" style:parent-style-name="Standard">
      <style:paragraph-properties fo:text-indent="0in" style:auto-text-indent="false"/>
      <style:text-properties officeooo:paragraph-rsid="001d238a"/>
    </style:style>
    <style:style style:name="P7" style:family="paragraph" style:parent-style-name="Standard">
      <style:text-properties officeooo:paragraph-rsid="001d238a"/>
    </style:style>
    <style:style style:name="P8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9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10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1" style:family="paragraph" style:parent-style-name="Standard">
      <style:paragraph-properties fo:line-height="150%"/>
      <style:text-properties officeooo:paragraph-rsid="001d238a"/>
    </style:style>
    <style:style style:name="P12" style:family="paragraph" style:parent-style-name="Standard">
      <style:paragraph-properties fo:margin-left="0.0071in" fo:margin-right="0.0402in" fo:margin-top="0in" fo:margin-bottom="0in" style:contextual-spacing="false" fo:line-height="150%" fo:text-align="start" style:justify-single-word="false" fo:text-indent="-0.0071in" style:auto-text-indent="false"/>
      <style:text-properties officeooo:paragraph-rsid="0042d5f2"/>
    </style:style>
    <style:style style:name="P13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4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5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6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9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66ad3e" fo:background-color="#1f1f1f"/>
    </style:style>
    <style:style style:name="P20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21" style:family="paragraph" style:parent-style-name="Основной_20_текст_20_3">
      <style:paragraph-properties fo:line-height="100%"/>
      <style:text-properties officeooo:paragraph-rsid="001d238a"/>
    </style:style>
    <style:style style:name="P22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23" style:family="paragraph" style:parent-style-name="Standard">
      <style:paragraph-properties fo:text-indent="0in" style:auto-text-indent="false"/>
      <style:text-properties officeooo:paragraph-rsid="0024544d"/>
    </style:style>
    <style:style style:name="P24" style:family="paragraph" style:parent-style-name="Standard">
      <style:paragraph-properties fo:text-indent="0in" style:auto-text-indent="false"/>
      <style:text-properties officeooo:paragraph-rsid="0089036e"/>
    </style:style>
    <style:style style:name="P25" style:family="paragraph" style:parent-style-name="Standard">
      <style:paragraph-properties fo:text-indent="0in" style:auto-text-indent="false"/>
      <style:text-properties officeooo:paragraph-rsid="00900941"/>
    </style:style>
    <style:style style:name="P2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.0071in" fo:margin-right="0.0402in" fo:margin-top="0in" fo:margin-bottom="0in" style:contextual-spacing="false" fo:line-height="167%" fo:text-indent="0in" style:auto-text-indent="false"/>
      <style:text-properties officeooo:rsid="004c3691" officeooo:paragraph-rsid="009b76e1"/>
    </style:style>
    <style:style style:name="P28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color="#000000" loext:opacity="100%" style:font-name="Times New Roman" fo:font-size="20pt" fo:font-weight="bold" officeooo:paragraph-rsid="00981481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officeooo:rsid="001ef1b0" officeooo:paragraph-rsid="00a02c02"/>
    </style:style>
    <style:style style:name="P30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31" style:family="paragraph" style:parent-style-name="Heading_20_1">
      <style:paragraph-properties fo:text-indent="0in" style:auto-text-indent="false"/>
      <style:text-properties officeooo:paragraph-rsid="001d238a"/>
    </style:style>
    <style:style style:name="P32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33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34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35" style:family="paragraph" style:parent-style-name="Heading_20_1">
      <style:paragraph-properties fo:text-align="start" style:justify-single-word="false" fo:text-indent="0in" style:auto-text-indent="false"/>
      <style:text-properties officeooo:paragraph-rsid="0089036e"/>
    </style:style>
    <style:style style:name="P36" style:family="paragraph" style:parent-style-name="Heading_20_1">
      <style:paragraph-properties fo:text-align="start" style:justify-single-word="false" fo:text-indent="0in" style:auto-text-indent="false"/>
      <style:text-properties officeooo:paragraph-rsid="00900941"/>
    </style:style>
    <style:style style:name="P37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38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39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40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996cb4"/>
    </style:style>
    <style:style style:name="P41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42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43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rsid="00c75c30" officeooo:paragraph-rsid="00c75c30"/>
    </style:style>
    <style:style style:name="P44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sans-serif" fo:font-size="12pt" fo:letter-spacing="normal"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45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a070b"/>
    </style:style>
    <style:style style:name="P46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58fa6"/>
    </style:style>
    <style:style style:name="P47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58fa6"/>
    </style:style>
    <style:style style:name="P48" style:family="paragraph" style:parent-style-name="Preformatted_20_Text" style:list-style-name="L19">
      <loext:graphic-properties draw:fill="none"/>
      <style:paragraph-properties fo:text-align="start" style:justify-single-word="false" fo:background-color="transparent"/>
      <style:text-properties officeooo:paragraph-rsid="00c75c30"/>
    </style:style>
    <style:style style:name="P49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75c30"/>
    </style:style>
    <style:style style:name="P50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e37a3"/>
    </style:style>
    <style:style style:name="P51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e37a3"/>
    </style:style>
    <style:style style:name="P52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fdbaf"/>
    </style:style>
    <style:style style:name="P53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bc13cc" officeooo:paragraph-rsid="00bc13cc"/>
    </style:style>
    <style:style style:name="P54" style:family="paragraph" style:parent-style-name="Preformatted_20_Text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officeooo:paragraph-rsid="00cdcef8"/>
    </style:style>
    <style:style style:name="P55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cdcef8"/>
    </style:style>
    <style:style style:name="P56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font-style="italic" fo:font-weight="bold" officeooo:rsid="00cb0664" officeooo:paragraph-rsid="00cdcef8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58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59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60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61" style:family="paragraph" style:parent-style-name="Standard" style:list-style-name="L2">
      <style:paragraph-properties fo:text-align="start" style:justify-single-word="false"/>
      <style:text-properties officeooo:paragraph-rsid="009b76e1"/>
    </style:style>
    <style:style style:name="P62" style:family="paragraph" style:parent-style-name="Standard" style:list-style-name="L2">
      <style:paragraph-properties fo:text-align="start" style:justify-single-word="false"/>
      <style:text-properties officeooo:paragraph-rsid="009c7371"/>
    </style:style>
    <style:style style:name="P63" style:family="paragraph" style:parent-style-name="Standard" style:list-style-name="L2">
      <style:paragraph-properties fo:text-align="start" style:justify-single-word="false" fo:text-indent="0in" style:auto-text-indent="false"/>
      <style:text-properties officeooo:paragraph-rsid="009c7371"/>
    </style:style>
    <style:style style:name="P64" style:family="paragraph" style:parent-style-name="Standard" style:list-style-name="L3">
      <style:paragraph-properties fo:text-align="start" style:justify-single-word="false" fo:text-indent="0in" style:auto-text-indent="false"/>
      <style:text-properties officeooo:paragraph-rsid="00a02c02"/>
    </style:style>
    <style:style style:name="P65" style:family="paragraph" style:parent-style-name="Standard">
      <style:paragraph-properties fo:text-align="start" style:justify-single-word="false" fo:text-indent="0in" style:auto-text-indent="false"/>
      <style:text-properties officeooo:paragraph-rsid="00a02c02"/>
    </style:style>
    <style:style style:name="P66" style:family="paragraph" style:parent-style-name="Standard">
      <style:paragraph-properties fo:text-align="start" style:justify-single-word="false"/>
      <style:text-properties officeooo:paragraph-rsid="00a02c02"/>
    </style:style>
    <style:style style:name="P67" style:family="paragraph" style:parent-style-name="Standard" style:list-style-name="L4">
      <style:paragraph-properties fo:text-align="start" style:justify-single-word="false"/>
      <style:text-properties officeooo:paragraph-rsid="00a02c02"/>
    </style:style>
    <style:style style:name="P6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3736a"/>
    </style:style>
    <style:style style:name="P69" style:family="paragraph" style:parent-style-name="Standard">
      <style:paragraph-properties fo:text-align="start" style:justify-single-word="false"/>
      <style:text-properties officeooo:paragraph-rsid="00a43902"/>
    </style:style>
    <style:style style:name="P7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43902"/>
    </style:style>
    <style:style style:name="P7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aeb96"/>
    </style:style>
    <style:style style:name="P7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14817"/>
    </style:style>
    <style:style style:name="P73" style:family="paragraph" style:parent-style-name="Standard">
      <style:paragraph-properties fo:text-align="start" style:justify-single-word="false" fo:text-indent="0in" style:auto-text-indent="false"/>
      <style:text-properties officeooo:paragraph-rsid="0066ad3e"/>
    </style:style>
    <style:style style:name="P74" style:family="paragraph" style:parent-style-name="Standard">
      <style:paragraph-properties fo:text-align="start" style:justify-single-word="false" fo:text-indent="0in" style:auto-text-indent="false"/>
      <style:text-properties officeooo:paragraph-rsid="007627be"/>
    </style:style>
    <style:style style:name="P75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76" style:family="paragraph" style:parent-style-name="Standard">
      <style:paragraph-properties fo:text-align="start" style:justify-single-word="false"/>
      <style:text-properties officeooo:paragraph-rsid="00b3a2f4"/>
    </style:style>
    <style:style style:name="P7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3a2f4"/>
    </style:style>
    <style:style style:name="P78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paragraph-rsid="00b3a2f4"/>
    </style:style>
    <style:style style:name="P7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65f18"/>
    </style:style>
    <style:style style:name="P80" style:family="paragraph" style:parent-style-name="Standard" style:list-style-name="L10">
      <style:paragraph-properties fo:text-align="start" style:justify-single-word="false"/>
      <style:text-properties officeooo:paragraph-rsid="00c0dfac"/>
    </style:style>
    <style:style style:name="P81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58fa6"/>
    </style:style>
    <style:style style:name="P8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58fa6"/>
    </style:style>
    <style:style style:name="P83" style:family="paragraph" style:parent-style-name="Standard">
      <style:paragraph-properties fo:text-align="start" style:justify-single-word="false" fo:text-indent="0in" style:auto-text-indent="false"/>
      <style:text-properties officeooo:paragraph-rsid="00d11e2d"/>
    </style:style>
    <style:style style:name="P8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a02c02" officeooo:paragraph-rsid="00a26ffd"/>
    </style:style>
    <style:style style:name="P85" style:family="paragraph" style:parent-style-name="Standard">
      <style:paragraph-properties fo:margin-left="0in" fo:orphans="0" fo:widows="0" fo:text-indent="0in" style:auto-text-indent="false"/>
      <style:text-properties fo:color="#6a9955" loext:opacity="100%" style:font-name="Droid Sans Mono" fo:font-size="10.5pt" fo:language="en" fo:country="US" fo:font-weight="normal" officeooo:paragraph-rsid="00b14817" fo:background-color="#1f1f1f" style:font-name-asian="Roboto Light" style:font-size-asian="12pt" style:font-size-complex="12pt"/>
    </style:style>
    <style:style style:name="P86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24544d" fo:background-color="#1f1f1f"/>
    </style:style>
    <style:style style:name="P87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88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5774cc"/>
    </style:style>
    <style:style style:name="P89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d11e2d"/>
    </style:style>
    <style:style style:name="P90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d238a" fo:background-color="#1f1f1f"/>
    </style:style>
    <style:style style:name="P9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9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b3a2f4" fo:background-color="#1f1f1f"/>
    </style:style>
    <style:style style:name="P9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b65f18" fo:background-color="#1f1f1f"/>
    </style:style>
    <style:style style:name="P9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cfdbaf" fo:background-color="#1f1f1f"/>
    </style:style>
    <style:style style:name="P95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07638" fo:background-color="#1f1f1f"/>
    </style:style>
    <style:style style:name="P96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58fa6" fo:background-color="#1f1f1f"/>
    </style:style>
    <style:style style:name="P9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7dfa8" fo:background-color="#1f1f1f"/>
    </style:style>
    <style:style style:name="P98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e37a3" fo:background-color="#1f1f1f"/>
    </style:style>
    <style:style style:name="P99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fdbaf" fo:background-color="#1f1f1f"/>
    </style:style>
    <style:style style:name="P100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11e2d" fo:background-color="#1f1f1f"/>
    </style:style>
    <style:style style:name="P101" style:family="paragraph" style:parent-style-name="Standard">
      <style:paragraph-properties fo:text-align="start" style:justify-single-word="false" fo:orphans="0" fo:widows="0" fo:text-indent="0in" style:auto-text-indent="false"/>
      <style:text-properties fo:font-size="10.5pt" officeooo:paragraph-rsid="0089036e"/>
    </style:style>
    <style:style style:name="P102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/>
    </style:style>
    <style:style style:name="P10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0b3a2f4" officeooo:paragraph-rsid="00b3a2f4" style:font-style-asian="normal" style:font-weight-asian="normal" style:font-style-complex="normal" style:font-weight-complex="normal"/>
    </style:style>
    <style:style style:name="P104" style:family="paragraph" style:parent-style-name="Standard" style:list-style-name="L10">
      <style:paragraph-properties fo:text-align="start" style:justify-single-word="false"/>
      <style:text-properties officeooo:rsid="00c1bb9b" officeooo:paragraph-rsid="00c1bb9b"/>
    </style:style>
    <style:style style:name="P105" style:family="paragraph" style:parent-style-name="Standard" style:list-style-name="L17">
      <style:paragraph-properties fo:text-align="start" style:justify-single-word="false"/>
      <style:text-properties officeooo:rsid="00c1bb9b" officeooo:paragraph-rsid="00c28866"/>
    </style:style>
    <style:style style:name="P106" style:family="paragraph" style:parent-style-name="Text_20_body" style:list-style-name="L9">
      <loext:graphic-properties draw:fill="none"/>
      <style:paragraph-properties fo:margin-top="0in" fo:margin-bottom="0in" style:contextual-spacing="false" fo:line-height="100%" fo:text-align="start" style:justify-single-word="false" fo:background-color="transparent"/>
      <style:text-properties officeooo:paragraph-rsid="00bc13cc"/>
    </style:style>
    <style:style style:name="P107" style:family="paragraph" style:parent-style-name="Text_20_body" style:list-style-name="L21">
      <loext:graphic-properties draw:fill="none"/>
      <style:paragraph-properties fo:line-height="100%" fo:text-align="start" style:justify-single-word="false" fo:background-color="transparent"/>
      <style:text-properties officeooo:paragraph-rsid="00cdcef8"/>
    </style:style>
    <style:style style:name="P108" style:family="paragraph" style:parent-style-name="Text_20_body" style:list-style-name="L11" style:master-page-name="">
      <loext:graphic-properties draw:fill="none"/>
      <style:paragraph-properties fo:margin-left="1.25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rsid="00c1bb9b" officeooo:paragraph-rsid="00c1bb9b"/>
    </style:style>
    <style:style style:name="P109" style:family="paragraph" style:parent-style-name="Text_20_body" style:list-style-name="L11">
      <loext:graphic-properties draw:fill="none"/>
      <style:paragraph-properties fo:margin-left="1.25in" fo:margin-right="0in" fo:margin-top="0in" fo:margin-bottom="0in" style:contextual-spacing="false" fo:line-height="100%" fo:text-align="start" style:justify-single-word="false" fo:text-indent="-0.25in" style:auto-text-indent="false" fo:background-color="transparent"/>
      <style:text-properties officeooo:rsid="00c1bb9b" officeooo:paragraph-rsid="00c1bb9b"/>
    </style:style>
    <style:style style:name="P110" style:family="paragraph" style:parent-style-name="Text_20_body" style:list-style-name="L11" style:master-page-name="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rsid="00c1bb9b" officeooo:paragraph-rsid="00c1bb9b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097f13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40c18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4dd0c6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font-weight="bold" officeooo:rsid="0089036e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font-weight="bold" officeooo:rsid="008a086f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font-weight="bold" officeooo:rsid="008f7298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font-weight="bold" officeooo:rsid="00900941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weight="bold" officeooo:rsid="0090f54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5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6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7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8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90930" style:font-weight-asian="bold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name-asian="Roboto Light" style:font-size-asian="12pt" style:font-size-complex="12pt"/>
    </style:style>
    <style:style style:name="T23" style:family="text">
      <style:text-properties fo:font-size="16pt" fo:font-weight="bold" style:font-size-asian="16pt" style:font-weight-asian="bold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66ad3e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8ad528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a02c02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52dfc7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a1cbc2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a76686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652e05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623584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b3a2f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c0dfac" style:font-style-asian="italic" style:font-weight-asian="bold" style:font-style-complex="italic" style:font-weight-complex="bold"/>
    </style:style>
    <style:style style:name="T38" style:family="text">
      <style:text-properties fo:color="#569cd6" loext:opacity="100%"/>
    </style:style>
    <style:style style:name="T39" style:family="text">
      <style:text-properties fo:color="#569cd6" loext:opacity="100%" fo:language="en" fo:country="US" style:font-name-asian="Roboto Light" style:font-size-asian="12pt" style:font-size-complex="12pt"/>
    </style:style>
    <style:style style:name="T40" style:family="text">
      <style:text-properties fo:color="#dcdcaa" loext:opacity="100%"/>
    </style:style>
    <style:style style:name="T41" style:family="text">
      <style:text-properties fo:color="#dcdcaa" loext:opacity="100%" fo:language="en" fo:country="US" style:font-name-asian="Roboto Light" style:font-size-asian="12pt" style:font-size-complex="12pt"/>
    </style:style>
    <style:style style:name="T42" style:family="text">
      <style:text-properties fo:color="#9cdcfe" loext:opacity="100%"/>
    </style:style>
    <style:style style:name="T43" style:family="text">
      <style:text-properties fo:color="#9cdcfe" loext:opacity="100%" fo:language="en" fo:country="US" style:font-name-asian="Roboto Light" style:font-size-asian="12pt" style:font-size-complex="12pt"/>
    </style:style>
    <style:style style:name="T44" style:family="text">
      <style:text-properties fo:color="#4ec9b0" loext:opacity="100%"/>
    </style:style>
    <style:style style:name="T45" style:family="text">
      <style:text-properties fo:color="#d4d4d4" loext:opacity="100%"/>
    </style:style>
    <style:style style:name="T46" style:family="text">
      <style:text-properties fo:color="#d4d4d4" loext:opacity="100%" fo:language="en" fo:country="US" style:font-name-asian="Roboto Light" style:font-size-asian="12pt" style:font-size-complex="12pt"/>
    </style:style>
    <style:style style:name="T47" style:family="text">
      <style:text-properties fo:color="#b5cea8" loext:opacity="100%"/>
    </style:style>
    <style:style style:name="T48" style:family="text">
      <style:text-properties fo:color="#ce9178" loext:opacity="100%"/>
    </style:style>
    <style:style style:name="T49" style:family="text">
      <style:text-properties fo:color="#ce9178" loext:opacity="100%" style:font-name="Droid Sans Mono" fo:font-weight="normal" fo:background-color="#1f1f1f" loext:char-shading-value="0"/>
    </style:style>
    <style:style style:name="T50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51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ad528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a16f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8c5abd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8ad528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bold" officeooo:rsid="00ba16f3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1" style:family="text">
      <style:text-properties fo:font-variant="normal" fo:text-transform="none" fo:color="#000000" loext:opacity="100%" style:font-name="Liberation Serif" fo:letter-spacing="normal"/>
    </style:style>
    <style:style style:name="T62" style:family="text">
      <style:text-properties fo:font-variant="normal" fo:text-transform="none" fo:color="#000000" loext:opacity="100%" fo:letter-spacing="normal"/>
    </style:style>
    <style:style style:name="T63" style:family="text">
      <style:text-properties fo:font-variant="normal" fo:text-transform="none" fo:color="#000000" loext:opacity="100%" fo:letter-spacing="normal" officeooo:rsid="00ce37a3"/>
    </style:style>
    <style:style style:name="T64" style:family="text">
      <style:text-properties fo:font-variant="normal" fo:text-transform="none" fo:color="#000000" loext:opacity="100%" style:font-name="Liberation Serif" fo:letter-spacing="normal"/>
    </style:style>
    <style:style style:name="T6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6" style:family="text">
      <style:text-properties fo:font-variant="normal" fo:text-transform="none" fo:color="#000000" loext:opacity="100%" style:font-name="Liberation Serif" fo:letter-spacing="normal" fo:font-style="normal" fo:font-weight="normal" officeooo:rsid="00ce37a3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0dfac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28866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b0664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1bb9b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75c30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italic" style:font-size-asian="12pt" style:font-style-asian="italic" style:font-size-complex="12pt" style:font-style-complex="italic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a070b" style:font-size-asian="12pt" style:font-style-asian="italic" style:font-weight-asian="bold" style:font-size-complex="12pt" style:font-style-complex="italic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0dfac" style:font-size-asian="12pt" style:font-size-complex="12pt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243a5" style:font-size-asian="12pt" style:font-size-complex="12pt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28866" style:font-size-asian="12pt" style:font-size-complex="12pt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3c737" style:font-size-asian="12pt" style:font-size-complex="12pt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5c30" style:font-size-asian="12pt" style:font-size-complex="12pt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7a3" style:font-size-asian="12pt" style:font-size-complex="12pt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b0664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c7610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dab23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1bb9b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5c30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c13cc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bc13cc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99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officeooo:rsid="00ce37a3" style:font-size-asian="12pt" style:font-size-complex="12pt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102" style:family="text">
      <style:text-properties fo:font-variant="normal" fo:text-transform="none" fo:color="#000000" loext:opacity="100%" style:font-name="Liberation Serif" fo:font-size="11pt" fo:letter-spacing="normal" fo:font-style="normal" fo:font-weight="normal"/>
    </style:style>
    <style:style style:name="T103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ce37a3" style:font-size-asian="12pt" style:font-size-complex="12pt"/>
    </style:style>
    <style:style style:name="T104" style:family="text">
      <style:text-properties fo:font-variant="normal" fo:text-transform="none" fo:color="#000000" loext:opacity="100%" fo:font-size="12pt" fo:letter-spacing="normal" officeooo:rsid="00ce37a3" style:font-size-asian="12pt" style:font-size-complex="12pt"/>
    </style:style>
    <style:style style:name="T105" style:family="text">
      <style:text-properties fo:font-variant="normal" fo:text-transform="none" fo:color="#000000" loext:opacity="100%" fo:font-size="12pt" fo:letter-spacing="normal" fo:font-weight="normal" officeooo:rsid="00c0dfac" style:font-size-asian="12pt" style:font-size-complex="12pt"/>
    </style:style>
    <style:style style:name="T106" style:family="text">
      <style:text-properties fo:font-variant="normal" fo:text-transform="none" fo:color="#000000" loext:opacity="100%" fo:font-size="11pt" fo:letter-spacing="normal" fo:font-style="normal" fo:font-weight="normal"/>
    </style:style>
    <style:style style:name="T107" style:family="text">
      <style:text-properties fo:font-variant="normal" fo:text-transform="none" fo:color="#000000" loext:opacity="100%" fo:font-size="11pt" fo:letter-spacing="normal" fo:font-style="normal" fo:font-weight="normal" officeooo:rsid="00ce37a3" style:font-size-asian="12pt" style:font-size-complex="12pt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italic" style:text-underline-style="none" fo:font-weight="bold" officeooo:rsid="00c0dfac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09" style:family="text">
      <style:text-properties fo:font-variant="normal" fo:text-transform="none" fo:font-size="12pt" fo:letter-spacing="normal" fo:font-style="normal" fo:font-weight="normal"/>
    </style:style>
    <style:style style:name="T110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111" style:family="text">
      <style:text-properties fo:font-variant="normal" fo:text-transform="none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113" style:family="text">
      <style:text-properties fo:font-variant="normal" fo:text-transform="none" style:font-name="Liberation Serif" fo:font-size="12pt" fo:letter-spacing="normal" officeooo:rsid="00ce37a3" style:font-size-asian="12pt" style:font-size-complex="12pt"/>
    </style:style>
    <style:style style:name="T114" style:family="text">
      <style:text-properties fo:font-variant="normal" fo:text-transform="none" fo:color="#2a6099" loext:opacity="100%" style:font-name="Liberation Serif" fo:font-size="12pt" fo:letter-spacing="normal" fo:font-style="normal" fo:font-weight="normal"/>
    </style:style>
    <style:style style:name="T115" style:family="text">
      <style:text-properties fo:font-variant="normal" fo:text-transform="none" fo:color="#2a6099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2a6099" loext:opacity="100%" style:font-name="Liberation Serif" fo:font-size="12pt" fo:letter-spacing="normal" fo:font-style="normal" fo:font-weight="normal" officeooo:rsid="00ce37a3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2a6099" loext:opacity="100%" style:font-name="Liberation Serif" fo:font-size="12pt" fo:letter-spacing="normal" style:font-size-asian="12pt" style:font-size-complex="12pt"/>
    </style:style>
    <style:style style:name="T118" style:family="text">
      <style:text-properties fo:font-variant="normal" fo:text-transform="none" fo:color="#2a6099" loext:opacity="100%" style:font-name="Liberation Serif" fo:font-size="12pt" fo:letter-spacing="normal" officeooo:rsid="00ce37a3" style:font-size-asian="12pt" style:font-size-complex="12pt"/>
    </style:style>
    <style:style style:name="T119" style:family="text">
      <style:text-properties fo:font-size="14pt" style:font-size-asian="14pt" style:font-size-complex="14pt"/>
    </style:style>
    <style:style style:name="T120" style:family="text">
      <style:text-properties fo:font-size="10pt" style:font-name-asian="Roboto Light" style:font-size-asian="10pt" style:font-size-complex="10pt"/>
    </style:style>
    <style:style style:name="T121" style:family="text">
      <style:text-properties officeooo:rsid="001ea474"/>
    </style:style>
    <style:style style:name="T122" style:family="text">
      <style:text-properties fo:color="#6a9955" loext:opacity="100%"/>
    </style:style>
    <style:style style:name="T123" style:family="text">
      <style:text-properties fo:color="#cccccc" loext:opacity="100%" style:font-name="Droid Sans Mono" fo:font-weight="normal" fo:background-color="#1f1f1f" loext:char-shading-value="0"/>
    </style:style>
    <style:style style:name="T124" style:family="text">
      <style:text-properties officeooo:rsid="00464d0a"/>
    </style:style>
    <style:style style:name="T12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6" style:family="text">
      <style:text-properties style:font-name="Liberation Serif" fo:font-size="12pt" style:font-size-asian="12pt" style:font-size-complex="12pt"/>
    </style:style>
    <style:style style:name="T127" style:family="text">
      <style:text-properties officeooo:rsid="004df5eb"/>
    </style:style>
    <style:style style:name="T128" style:family="text">
      <style:text-properties officeooo:rsid="0066ad3e"/>
    </style:style>
    <style:style style:name="T129" style:family="text">
      <style:text-properties officeooo:rsid="008ad528"/>
    </style:style>
    <style:style style:name="T130" style:family="text">
      <style:text-properties fo:color="#000000" loext:opacity="100%" style:font-name="Liberation Serif" officeooo:rsid="008ad528"/>
    </style:style>
    <style:style style:name="T131" style:family="text">
      <style:text-properties officeooo:rsid="009b76e1"/>
    </style:style>
    <style:style style:name="T132" style:family="text">
      <style:text-properties officeooo:rsid="004a4fd0"/>
    </style:style>
    <style:style style:name="T133" style:family="text">
      <style:text-properties officeooo:rsid="009d279b"/>
    </style:style>
    <style:style style:name="T134" style:family="text">
      <style:text-properties officeooo:rsid="00497627"/>
    </style:style>
    <style:style style:name="T135" style:family="text">
      <style:text-properties officeooo:rsid="005142ea"/>
    </style:style>
    <style:style style:name="T136" style:family="text">
      <style:text-properties officeooo:rsid="0052dfc7"/>
    </style:style>
    <style:style style:name="T137" style:family="text">
      <style:text-properties officeooo:rsid="00553297"/>
    </style:style>
    <style:style style:name="T138" style:family="text">
      <style:text-properties officeooo:rsid="00a02c02"/>
    </style:style>
    <style:style style:name="T139" style:family="text">
      <style:text-properties officeooo:rsid="00a1cbc2"/>
    </style:style>
    <style:style style:name="T140" style:family="text">
      <style:text-properties officeooo:rsid="00a3736a"/>
    </style:style>
    <style:style style:name="T141" style:family="text">
      <style:text-properties style:text-underline-style="solid" style:text-underline-width="auto" style:text-underline-color="font-color"/>
    </style:style>
    <style:style style:name="T142" style:family="text">
      <style:text-properties style:text-underline-style="solid" style:text-underline-width="auto" style:text-underline-color="font-color" officeooo:rsid="00a3736a"/>
    </style:style>
    <style:style style:name="T143" style:family="text">
      <style:text-properties style:text-underline-style="solid" style:text-underline-width="auto" style:text-underline-color="font-color" officeooo:rsid="00b556f7"/>
    </style:style>
    <style:style style:name="T144" style:family="text">
      <style:text-properties officeooo:rsid="00a76686"/>
    </style:style>
    <style:style style:name="T145" style:family="text">
      <style:text-properties officeooo:rsid="00623584"/>
    </style:style>
    <style:style style:name="T146" style:family="text">
      <style:text-properties officeooo:rsid="00652e05"/>
    </style:style>
    <style:style style:name="T147" style:family="text">
      <style:text-properties officeooo:rsid="00b3a2f4"/>
    </style:style>
    <style:style style:name="T148" style:family="text">
      <style:text-properties fo:font-style="normal" fo:font-weight="normal" officeooo:rsid="00b3a2f4" style:font-style-asian="normal" style:font-weight-asian="normal" style:font-style-complex="normal" style:font-weight-complex="normal"/>
    </style:style>
    <style:style style:name="T149" style:family="text">
      <style:text-properties style:font-name="Liberation Serif" fo:font-size="12pt" style:font-size-asian="12pt" style:font-size-complex="12pt"/>
    </style:style>
    <style:style style:name="T150" style:family="text">
      <style:text-properties style:font-name="Liberation Serif" style:font-size-asian="12pt" style:font-size-complex="12pt"/>
    </style:style>
    <style:style style:name="T151" style:family="text">
      <style:text-properties style:font-name="Liberation Serif" fo:font-weight="bold" style:font-size-asian="12pt" style:font-weight-asian="bold" style:font-size-complex="12pt" style:font-weight-complex="bold"/>
    </style:style>
    <style:style style:name="T152" style:family="text">
      <style:text-properties style:font-name="Liberation Serif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3" style:family="text">
      <style:text-properties officeooo:rsid="00ba070b"/>
    </style:style>
    <style:style style:name="T154" style:family="text">
      <style:text-properties officeooo:rsid="00bc13cc"/>
    </style:style>
    <style:style style:name="T155" style:family="text">
      <style:text-properties officeooo:rsid="00c0dfac"/>
    </style:style>
    <style:style style:name="T156" style:family="text">
      <style:text-properties officeooo:rsid="004f26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7" text:outline-level="6" loext:marker-style-name="T17"><text:bookmark-start text:name="_Toc174965496"/><text:span text:style-name="T15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37" text:outline-level="6" loext:marker-style-name="T17"><text:bookmark-start text:name="_Toc174965497"/><text:span text:style-name="T15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37" text:outline-level="6" loext:marker-style-name="T17"><text:bookmark-start text:name="_Toc174965498"/><text:span text:style-name="T15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38" text:outline-level="6" loext:marker-style-name="T17"><text:bookmark-start text:name="_Toc174965499"/><text:span text:style-name="T15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Кафедра параллельных вычислений</text:p>
      <text:p text:style-name="P57" loext:marker-style-name="T21"/>
      <text:p text:style-name="P57" loext:marker-style-name="T21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9" text:outline-level="7"><text:bookmark-start text:name="_Toc174965500"/><text:span text:style-name="T16">ОТЧЕТ</text:span><text:bookmark-end text:name="_Toc174965500"/><text:bookmark-start text:name="_Toc174965501"/><text:span text:style-name="T17"> </text:span><text:span text:style-name="T16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 loext:marker-style-name="T24"><text:span text:style-name="T24"><text:s/></text:span><text:span text:style-name="T119"><text:s/>Умножение матрицы на матрицу в MPI 2D решетка</text:span></text:p>
      <text:p text:style-name="P9">студента 2 курса, группы 23201</text:p>
      <text:p text:style-name="P9"/>
      <text:p text:style-name="P21">Сорокина Матвея Павловича</text:p>
      <text:p text:style-name="P13"/>
      <text:p text:style-name="P10">Направление 09.03.01 – «Информатика и вычислительная техника»</text:p>
      <text:p text:style-name="P11"/>
      <text:p text:style-name="P7"/>
      <text:p text:style-name="P7"/>
      <text:p text:style-name="P8"/>
      <text:p text:style-name="P8">Преподаватель:</text:p>
      <text:p text:style-name="P8">А.С. Матвеев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7"/>
      <text:p text:style-name="P7"/>
      <text:p text:style-name="P7"/>
      <text:p text:style-name="P7"/>
      <text:p text:style-name="P7"/>
      <text:p text:style-name="P9">Новосибирск 202<text:span text:style-name="T121">5</text:span></text:p>
      <text:p text:style-name="P60" loext:marker-style-name="T23"/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oft-page-break/><text:span text:style-name="T23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439_18915293" text:style-name="Index_20_Link" text:visited-style-name="Index_20_Link">ЦЕЛЬ<text:tab/>3</text:a></text:p>
          <text:p text:style-name="P26"><text:a xlink:type="simple" xlink:href="#__RefHeading___Toc441_18915293" text:style-name="Index_20_Link" text:visited-style-name="Index_20_Link">ЗАДАНИЕ<text:tab/>3</text:a></text:p>
          <text:p text:style-name="P26"><text:a xlink:type="simple" xlink:href="#__RefHeading___Toc443_18915293" text:style-name="Index_20_Link" text:visited-style-name="Index_20_Link">ОПИСАНИЕ РАБОТЫ<text:tab/>4</text:a></text:p>
          <text:p text:style-name="P26"><text:a xlink:type="simple" xlink:href="#__RefHeading___Toc14228_1515385987" text:style-name="Index_20_Link" text:visited-style-name="Index_20_Link">ЗАКЛЮЧЕНИЕ<text:tab/>7</text:a></text:p>
          <text:p text:style-name="P26"><text:a xlink:type="simple" xlink:href="#__RefHeading___Toc447_18915293" text:style-name="Index_20_Link" text:visited-style-name="Index_20_Link">ПРИЛОЖЕНИЯ<text:tab/>8</text:a></text:p>
          <text:p text:style-name="P26"><text:a xlink:type="simple" xlink:href="#__RefHeading___Toc449_18915293" text:style-name="Index_20_Link" text:visited-style-name="Index_20_Link">Приложение 1: Исходный код программы sequential.cpp<text:tab/>8</text:a></text:p>
          <text:p text:style-name="P26"><text:a xlink:type="simple" xlink:href="#__RefHeading___Toc451_18915293" text:style-name="Index_20_Link" text:visited-style-name="Index_20_Link">Приложение 2: Исходный код программы parallel1.cpp<text:tab/>10</text:a></text:p>
          <text:p text:style-name="P26"><text:a xlink:type="simple" xlink:href="#__RefHeading___Toc451_18915293%20Copy%202%20Copy%201" text:style-name="Index_20_Link" text:visited-style-name="Index_20_Link">Приложение 3: Исходный код программы test_local.sh<text:tab/>12</text:a></text:p>
          <text:p text:style-name="P26"><text:a xlink:type="simple" xlink:href="#__RefHeading___Toc451_18915293%20Copy%202%20Copy%201%20Copy%201" text:style-name="Index_20_Link" text:visited-style-name="Index_20_Link">Приложение 4: Исходный код программы test_cluster.sh<text:tab/>13</text:a></text:p>
          <text:p text:style-name="P26"><text:a xlink:type="simple" xlink:href="#__RefHeading___Toc451_18915293%20Copy%202%20Copy%201%20Copy%201%20Copy%201" text:style-name="Index_20_Link" text:visited-style-name="Index_20_Link">Приложение 5: Исходный код программы makegraphs.py<text:tab/>13</text:a></text:p>
          <text:p text:style-name="P26"><text:a xlink:type="simple" xlink:href="#__RefHeading___Toc451_18915293%20Copy%201" text:style-name="Index_20_Link" text:visited-style-name="Index_20_Link">Приложение 6: Пример графика полученного с помощью программы makegraphs.py, результаты работы тестов получены с кластера<text:tab/>15</text:a></text:p>
        </text:index-body>
      </text:table-of-content>
      <text:p text:style-name="P15"/>
      <text:p text:style-name="P16"/>
      <text:h text:style-name="P30" text:outline-level="1" loext:marker-style-name="T18"><text:bookmark-start text:name="_Toc181300384"/><text:bookmark-start text:name="__RefHeading___Toc439_18915293"/><text:span text:style-name="T18">ЦЕЛЬ</text:span><text:bookmark-end text:name="_Toc181300384"/><text:bookmark-end text:name="__RefHeading___Toc439_18915293"/></text:h>
      <text:p text:style-name="P12">Научиться писать базовые параллельные программы с помощью <text:span text:style-name="T21">MPI</text:span>.</text:p>
      <text:h text:style-name="P31" text:outline-level="1" loext:marker-style-name="T18"><text:bookmark-start text:name="_Toc181300385"/><text:bookmark-start text:name="__RefHeading___Toc441_18915293"/><text:span text:style-name="T18">ЗАДАНИЕ</text:span><text:bookmark-end text:name="_Toc181300385"/><text:bookmark-end text:name="__RefHeading___Toc441_18915293"/></text:h>
      <text:list text:style-name="L1">
        <text:list-item>
          <text:p text:style-name="P40">Реализовать параллельный алгоритм умножения матрицы на матрицу при 2D решетке. </text:p>
        </text:list-item>
        <text:list-item>
          <text:p text:style-name="P40">Исследовать производительность параллельной программы в зависимости от размера матрицы и размера решетки. </text:p>
        </text:list-item>
        <text:list-item>
          <text:p text:style-name="P40">Выполнить профилирование программы с помощью MPE при использовании 16-и ядер.</text:p>
        </text:list-item>
      </text:list>
      <text:p text:style-name="P2"/>
      <text:h text:style-name="P22" text:outline-level="1"><text:bookmark-start text:name="_Toc181300386"/><text:bookmark-start text:name="__RefHeading___Toc443_18915293"/>ОПИСАНИЕ РАБОТЫ<text:bookmark-end text:name="_Toc181300386"/><text:bookmark-end text:name="__RefHeading___Toc443_18915293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20">MPI (Message Passing Interface)</text:span><text:span text:style-name="T125"> </text:span><text:span text:style-name="T126">- </text:span><text:span text:style-name="T50">программный интерфейс </text:span><text:span text:style-name="T51">(API)</text:span><text:span text:style-name="T50"> для передачи </text:span><text:span text:style-name="T51">информации</text:span><text:span text:style-name="T50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xml:id="list2803328903" text:style-name="L2">
        <text:list-item>
          <text:p text:style-name="P61">На языке С++ были написан<text:span text:style-name="T131">а </text:span>параллельн<text:span text:style-name="T124">ая </text:span><text:span text:style-name="T131">программа </text:span><text:span text:style-name="T30">parallel.cpp</text:span><text:span text:style-name="T131">,</text:span> реализующ<text:span text:style-name="T131">ая</text:span> параллельный алгоритм умножения матрицы на матрицу при 2D решетке. </text:p>
        </text:list-item>
      </text:list>
      <text:p text:style-name="P5"/>
      <text:p text:style-name="P29">Рассмотрю более подробно использование библиотеки <text:span text:style-name="T28">MPI</text:span> в параллельн<text:span text:style-name="T134">ой</text:span> программ<text:span text:style-name="T134">е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41">MPI_Init</text:span><text:span text:style-name="T22">(</text:span><text:span text:style-name="T46">&amp;</text:span><text:span text:style-name="T43">argc</text:span><text:span text:style-name="T22">, </text:span><text:span text:style-name="T46">&amp;</text:span><text:span text:style-name="T43">argv</text:span><text:span text:style-name="T22">);</text:span></text:p>
          </table:table-cell>
        </table:table-row>
      </table:table>
      <text:list text:style-name="L3">
        <text:list-header>
          <text:p text:style-name="P64" loext:marker-style-name="T19"><text:span text:style-name="T127">Инициализирует среду MPI. </text:span></text:p>
          <text:p text:style-name="P64" loext:marker-style-name="T19">При инициализации MPI создается предопределенная область связи, содержащая все процессы MPI-программы, с которой связывается предопределенный коммуникатор <text:span text:style-name="T25">MPI_COMM_WORLD</text:span>, объединяющий все процессоры в одну группу.</text:p>
          <text:p text:style-name="P64" loext:marker-style-name="T19"><text:a xlink:type="simple" xlink:href="https://www.mpich.org/static/docs/v3.3/www3/MPI_Init.html" text:style-name="Internet_20_link" text:visited-style-name="Visited_20_Internet_20_Link">https://www.mpich.org/static/docs/v3.3/www3/MPI_Init.html</text:a></text:p>
        </text:list-header>
      </text:list>
      <text:p text:style-name="P65" loext:marker-style-name="T19"><text:tab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0"><text:span text:style-name="T39">int</text:span><text:span text:style-name="T22"> </text:span><text:span text:style-name="T43">rank</text:span><text:span text:style-name="T22">, </text:span><text:span text:style-name="T43">size</text:span><text:span text:style-name="T22">;</text:span></text:p>
            <text:p text:style-name="P18"><text:span text:style-name="T40">MPI_Comm_rank</text:span>(<text:span text:style-name="T38">MPI_COMM_WORLD</text:span>, <text:span text:style-name="T45">&amp;</text:span><text:span text:style-name="T42">rank</text:span>);<text:span text:style-name="T122"> </text:span></text:p>
            <text:p text:style-name="P18"><text:span text:style-name="T40">MPI_Comm_size</text:span>(<text:span text:style-name="T38">MPI_COMM_WORLD</text:span>, <text:span text:style-name="T45">&amp;</text:span><text:span text:style-name="T42">size</text:span>);<text:span text:style-name="T122"> </text:span></text:p>
          </table:table-cell>
        </table:table-row>
      </table:table>
      <text:list text:style-name="L4">
        <text:list-item>
          <text:p text:style-name="P67" loext:marker-style-name="T19"><text:span text:style-name="T25">int MPI_Comm_rank(MPI_COMM_WORLD, int *rank)</text:span><text:span text:style-name="T29"> </text:span><text:span text:style-name="T135">- ф</text:span>ункция возвращает номер процесса, вызвавшего эту функцию. </text:p>
          <text:p text:style-name="P67" loext:marker-style-name="T19">Номера процессов лежат в диапазоне <text:span text:style-name="T135">от </text:span>0 <text:span text:style-name="T135">до </text:span>size-1 (значение size может быть определено с помощью <text:span text:style-name="T136">функции </text:span><text:span text:style-name="T31">MPI_Comm_size</text:span>).</text:p>
        </text:list-item>
        <text:list-item>
          <text:p text:style-name="P67" loext:marker-style-name="T19"><text:span text:style-name="T25">int MPI_Comm_size(MPI_COMM_WORLD, int *size)</text:span> - <text:span text:style-name="T137">ф</text:span>ункция возвращает количество процессов в области связи коммуникатора <text:span text:style-name="T25">MPI_COMM_WORLD</text:span>. </text:p>
        </text:list-item>
      </text:list>
      <text:p text:style-name="P66" loext:marker-style-name="T19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66" loext:marker-style-name="T19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76" loext:marker-style-name="T19"><text:tab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92"><text:span text:style-name="T38">int</text:span> <text:span text:style-name="T42">dims</text:span>[<text:span text:style-name="T47">2</text:span>] <text:span text:style-name="T45">=</text:span> {<text:span text:style-name="T47">0</text:span>, <text:span text:style-name="T47">0</text:span>};</text:p>
            <text:p text:style-name="P17"><text:span text:style-name="T40">MPI_Dims_create</text:span>(<text:span text:style-name="T42">size</text:span>, <text:span text:style-name="T47">2</text:span>, <text:span text:style-name="T42">dims</text:span>);</text:p>
            <text:p text:style-name="P17"><text:span text:style-name="T38">int</text:span> <text:span text:style-name="T42">p1</text:span> <text:span text:style-name="T45">=</text:span> <text:span text:style-name="T42">dims</text:span>[<text:span text:style-name="T47">0</text:span>], <text:span text:style-name="T42">p2</text:span> <text:span text:style-name="T45">=</text:span> <text:span text:style-name="T42">dims</text:span>[<text:span text:style-name="T47">1</text:span>];</text:p>
          </table:table-cell>
        </table:table-row>
      </table:table>
      <text:p text:style-name="P77" loext:marker-style-name="T19"><text:span text:style-name="T36">int MPI_Dims_create(int nnodes, int ndims, int *dims) </text:span></text:p>
      <text:p text:style-name="P103" loext:marker-style-name="T19"><text:span text:style-name="T154">П</text:span>араметры: </text:p>
      <text:list text:style-name="L7">
        <text:list-item>
          <text:p text:style-name="P78" loext:marker-style-name="T19"><text:span text:style-name="T36">nnodes</text:span><text:span text:style-name="T148"> количество узлов в решетке </text:span></text:p>
        </text:list-item>
        <text:list-item>
          <text:p text:style-name="P78" loext:marker-style-name="T19"><text:span text:style-name="T36">ndims</text:span><text:span text:style-name="T148"> мерность декартовой топологии </text:span></text:p>
        </text:list-item>
        <text:list-item>
          <text:p text:style-name="P78" loext:marker-style-name="T19"><text:span text:style-name="T36">dims</text:span><text:span text:style-name="T148"> целочисленный массив, определяющий количество узлов в каждой размерности</text:span></text:p>
        </text:list-item>
      </text:list>
      <text:p text:style-name="P77" loext:marker-style-name="T19"><text:span text:style-name="T147">д</text:span>ля декартовой топологии <text:s/><text:span text:style-name="T25">MPI_Dims_create </text:span><text:span text:style-name="T141">выб</text:span><text:span text:style-name="T143">ирает</text:span><text:span text:style-name="T141"> сбалансированное распределение процессов</text:span> по направлению координат, в зависимости от числа процессов в группе и необязательных ограничений, которые могут быть определены пользователем. Одно возможное использование этой функции - это разбиение всех процессов (размер группы MPI_COMM_WORLD) в N-мерную топологию.</text:p>
      <text:p text:style-name="P77" loext:marker-style-name="T19"><text:a xlink:type="simple" xlink:href="https://www.mpich.org/static/docs/latest/www3/MPI_Dims_create.html" text:style-name="Internet_20_link" text:visited-style-name="Visited_20_Internet_20_Link">https://www.mpich.org/static/docs/latest/www3/MPI_Dims_create.html</text:a></text:p>
      <text:p text:style-name="P66" loext:marker-style-name="T1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T38">int</text:span> <text:span text:style-name="T42">dims</text:span>[<text:span text:style-name="T47">2</text:span>] <text:span text:style-name="T45">=</text:span> {<text:span text:style-name="T42">p1</text:span>, <text:span text:style-name="T42">p2</text:span>};</text:p>
            <text:p text:style-name="P17"><text:span text:style-name="T38">int</text:span> <text:span text:style-name="T42">periods</text:span>[<text:span text:style-name="T47">2</text:span>] <text:span text:style-name="T45">=</text:span> {<text:span text:style-name="T47">0</text:span>, <text:span text:style-name="T47">0</text:span>};</text:p>
            <text:p text:style-name="P17"><text:span text:style-name="T44">MPI_Comm</text:span> <text:span text:style-name="T42">comm_grid</text:span>;</text:p>
            <text:p text:style-name="P17"><text:soft-page-break/><text:span text:style-name="T40">MPI_Cart_create</text:span>(<text:span text:style-name="T38">MPI_COMM_WORLD</text:span>, <text:span text:style-name="T47">2</text:span>, <text:span text:style-name="T42">dims</text:span>, <text:span text:style-name="T42">periods</text:span>, <text:span text:style-name="T47">0</text:span>, <text:span text:style-name="T45">&amp;</text:span><text:span text:style-name="T42">comm_grid</text:span>);</text:p>
          </table:table-cell>
        </table:table-row>
      </table:table>
      <text:p text:style-name="P68" loext:marker-style-name="T19"><text:span text:style-name="T30">int MPI_Cart_create(MPI_Comm comm_old, int ndims, int *dims, int *periods, int reorder, MPI Comm *comm_cart)</text:span><text:span text:style-name="T138"> - </text:span><text:span text:style-name="T142">ф</text:span><text:span text:style-name="T141">ункция, конструирующая декартову топологию</text:span>.</text:p>
      <text:p text:style-name="P68" loext:marker-style-name="T19"><text:span text:style-name="T140">В</text:span><text:span text:style-name="T138">озвращает управление новому коммуникатору </text:span><text:span text:style-name="T139">(в моем случае </text:span><text:span text:style-name="T32">comm_grid</text:span><text:span text:style-name="T139">)</text:span><text:span text:style-name="T138">, к которому присоединена информация декартовой топологии. Эта функция коллективная. Как в случае с другими коллективными функциями, вызов ее должен быть синхронизован во всех процессах. </text:span></text:p>
      <text:p text:style-name="P84" loext:marker-style-name="T19">Если<text:span text:style-name="T25"> reorder = false </text:span><text:span text:style-name="T139">(мой случай)</text:span>, то ранг каждого процесса в новой группе идентичен ее рангу в старой группе. Иначе функция может переупорядочивать процессы (возможно, чтобы выбрать хорошее отображение виртуальной топологии на физическую топологию).</text:p>
      <text:p text:style-name="P84" loext:marker-style-name="T19"><text:a xlink:type="simple" xlink:href="https://www.mpich.org/static/docs/latest/www3/MPI_Cart_create.html" text:style-name="Internet_20_link" text:visited-style-name="Visited_20_Internet_20_Link">https://www.mpich.org/static/docs/latest/www3/MPI_Cart_create.html</text:a></text:p>
      <text:p text:style-name="P69" loext:marker-style-name="T1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38">int</text:span> <text:span text:style-name="T42">coords</text:span>[<text:span text:style-name="T47">2</text:span>];</text:p>
            <text:p text:style-name="P17"><text:span text:style-name="T40">MPI_Cart_coords</text:span>(<text:span text:style-name="T42">comm_grid</text:span>, <text:span text:style-name="T42">rank</text:span>, <text:span text:style-name="T47">2</text:span>, <text:span text:style-name="T42">coords</text:span>);</text:p>
          </table:table-cell>
        </table:table-row>
      </table:table>
      <text:p text:style-name="P70" loext:marker-style-name="T19"><text:span text:style-name="T25">int MPI_Cart_coords(MPI_Comm comm, int rank, int maxdims, int *coords)</text:span> - переводит ранг процесса в координаты процесса в топологии. Это обратное отображение <text:span text:style-name="T25">MPI_Cart_rank</text:span>. <text:span text:style-name="T144">В моем случае декарт</text:span><text:span text:style-name="T153">о</text:span><text:span text:style-name="T144">вы координаты процесса записываются в массив </text:span><text:span text:style-name="T33">coords[2]</text:span><text:span text:style-name="T144">.</text:span></text:p>
      <text:p text:style-name="P70" loext:marker-style-name="T19"><text:a xlink:type="simple" xlink:href="https://www.mpich.org/static/docs/v3.1/www3/MPI_Cart_coords.html" text:style-name="Internet_20_link" text:visited-style-name="Visited_20_Internet_20_Link">https://www.mpich.org/static/docs/v3.1/www3/MPI_Cart_coords.html</text:a></text:p>
      <text:p text:style-name="P70" loext:marker-style-name="T1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93"><text:span text:style-name="T44">MPI_Comm</text:span> <text:span text:style-name="T42">comm_row</text:span>, <text:span text:style-name="T42">comm_col</text:span>;</text:p>
            <text:p text:style-name="P17"><text:span text:style-name="T38">int</text:span> <text:span text:style-name="T42">remain_dims_row</text:span>[<text:span text:style-name="T47">2</text:span>] <text:span text:style-name="T45">=</text:span> {<text:span text:style-name="T38">false</text:span>, <text:span text:style-name="T38">true</text:span>};</text:p>
            <text:p text:style-name="P17"><text:span text:style-name="T38">int</text:span> <text:span text:style-name="T42">remain_dims_col</text:span>[<text:span text:style-name="T47">2</text:span>] <text:span text:style-name="T45">=</text:span> {<text:span text:style-name="T38">true</text:span>, <text:span text:style-name="T38">false</text:span>};</text:p>
            <text:p text:style-name="P17"><text:span text:style-name="T40">MPI_Cart_sub</text:span>(<text:span text:style-name="T42">comm_grid</text:span>, <text:span text:style-name="T42">remain_dims_row</text:span>, <text:span text:style-name="T45">&amp;</text:span><text:span text:style-name="T42">comm_row</text:span>);</text:p>
            <text:p text:style-name="P17"><text:span text:style-name="T40">MPI_Cart_sub</text:span>(<text:span text:style-name="T42">comm_grid</text:span>, <text:span text:style-name="T42">remain_dims_col</text:span>, <text:span text:style-name="T45">&amp;</text:span><text:span text:style-name="T42">comm_col</text:span>);</text:p>
          </table:table-cell>
        </table:table-row>
      </table:table>
      <text:p text:style-name="P45" loext:marker-style-name="T19"><text:span text:style-name="T67">int MPI_Cart_sub(MPI_Comm comm, const int remain_dims[], MPI_Comm *newcomm)</text:span><text:span text:style-name="T77"> - </text:span><text:span text:style-name="T78">р</text:span><text:span text:style-name="T55">азделяет коммуникатор </text:span><text:span text:style-name="T60">comm_grid</text:span><text:span text:style-name="T56"> </text:span><text:span text:style-name="T55">на подгруппы </text:span><text:span text:style-name="T56">(</text:span><text:span text:style-name="T60">comm_row, comm_col</text:span><text:span text:style-name="T56">)</text:span><text:span text:style-name="T55">, которые образуют низкомерные декартовые подсети.</text:span></text:p>
      <text:p text:style-name="P53" loext:marker-style-name="T19"><text:span text:style-name="T55">Параметры:</text:span></text:p>
      <text:list text:style-name="L9">
        <text:list-item>
          <text:p text:style-name="P106" loext:marker-style-name="T19"><text:span text:style-name="Emphasis"><text:span text:style-name="T97">c</text:span></text:span><text:span text:style-name="Emphasis"><text:span text:style-name="T96">omm</text:span></text:span><text:span text:style-name="Emphasis"><text:span text:style-name="T93"> - </text:span></text:span><text:span text:style-name="Emphasis"><text:span text:style-name="T94">к</text:span></text:span><text:span text:style-name="T55">оммуникатор с декартовой структурой.</text:span></text:p>
        </text:list-item>
        <text:list-item>
          <text:p text:style-name="P106" loext:marker-style-name="T19"><text:span text:style-name="Emphasis"><text:span text:style-name="T57">remain_dims</text:span></text:span><text:span text:style-name="T57"> [in] </text:span><text:span text:style-name="T52">- </text:span><text:span text:style-name="Emphasis"><text:span text:style-name="T52">I-ая</text:span></text:span><text:span text:style-name="T52"> запись </text:span><text:span text:style-name="Emphasis"><text:span text:style-name="T57">remain_dims</text:span></text:span><text:span text:style-name="T52"> указывает, хранится ли </text:span><text:span text:style-name="Emphasis"><text:span text:style-name="T52">i-е</text:span></text:span><text:span text:style-name="T52"> измерение в подсети (true) или удаляется (false).</text:span></text:p>
        </text:list-item>
        <text:list-item>
          <text:p text:style-name="P106" loext:marker-style-name="T19"><text:span text:style-name="Emphasis"><text:span text:style-name="T57">newcomm</text:span></text:span><text:span text:style-name="T57"> [out] –</text:span><text:span text:style-name="T52"> </text:span><text:span text:style-name="T90">коммуникатор,</text:span><text:span text:style-name="T52"> содержащий вложенную сетку, включающую вызывающий процесс.</text:span></text:p>
        </text:list-item>
      </text:list>
      <text:p text:style-name="P79" loext:marker-style-name="T19"><text:a xlink:type="simple" xlink:href="https://www.mpich.org/static/docs/latest/www3/MPI_Cart_sub.html" text:style-name="Internet_20_link" text:visited-style-name="Visited_20_Internet_20_Link">https://www.mpich.org/static/docs/latest/www3/MPI_Cart_sub.html</text:a></text:p>
      <text:p text:style-name="P79" loext:marker-style-name="T1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5"><text:span text:style-name="T40">MPI_Type_vector</text:span>(<text:span text:style-name="T42">n2</text:span>, <text:span text:style-name="T42">local_n3</text:span>, <text:span text:style-name="T42">n3</text:span>, <text:span text:style-name="T38">MPI_FLOAT</text:span>, <text:span text:style-name="T45">&amp;</text:span><text:span text:style-name="T42">column_type</text:span>);</text:p>
            <text:p text:style-name="P17"><text:span text:style-name="T40">MPI_Type_commit</text:span>(<text:span text:style-name="T45">&amp;</text:span><text:span text:style-name="T42">column_type</text:span>);</text:p>
          </table:table-cell>
        </table:table-row>
      </table:table>
      <text:list text:style-name="L10">
        <text:list-item>
          <text:p text:style-name="P80" loext:marker-style-name="T19"><text:span text:style-name="T37">MPI_Type_vector</text:span><text:span text:style-name="T155"> - о</text:span><text:span text:style-name="T52">пределяет новый тип данных </text:span><text:span text:style-name="T91">(</text:span><text:span text:style-name="T73">column_type</text:span><text:span text:style-name="T91">)</text:span><text:span text:style-name="T52">, состоящий из указанного числа блоков указанного размера </text:span><text:span text:style-name="T91">(</text:span><text:span text:style-name="T73">n2</text:span><text:span text:style-name="T91">)</text:span><text:span text:style-name="T52">. Каждый блок представляет собой объединение одного и того же числа элементов существующего типа данных.</text:span></text:p>
          <text:p text:style-name="P104" loext:marker-style-name="T19"><text:span text:style-name="T52">Параметры:</text:span></text:p>
        </text:list-item>
      </text:list>
      <text:list text:style-name="L11">
        <text:list-item>
          <text:p text:style-name="P108" loext:marker-style-name="T19"><text:span text:style-name="Teletype"><text:span text:style-name="Emphasis"><text:span text:style-name="T68">count</text:span></text:span></text:span><text:span text:style-name="Teletype"><text:span text:style-name="Emphasis"><text:span text:style-name="T80"> </text:span></text:span></text:span><text:span text:style-name="Emphasis"><text:span text:style-name="T105">-</text:span></text:span><text:span text:style-name="Emphasis"><text:span text:style-name="T80"> </text:span></text:span><text:span text:style-name="Emphasis"><text:span text:style-name="T79">к</text:span></text:span><text:span text:style-name="Teletype"><text:span text:style-name="T80">оличество блоков в созданном векторе.</text:span></text:span></text:p>
        </text:list-item>
        <text:list-item>
          <text:p text:style-name="P109" loext:marker-style-name="T19"><text:span text:style-name="Teletype"><text:span text:style-name="Emphasis"><text:span text:style-name="T67">b</text:span></text:span></text:span><text:span text:style-name="Teletype"><text:span text:style-name="Emphasis"><text:span text:style-name="T68">locklength</text:span></text:span></text:span><text:span text:style-name="Teletype"><text:span text:style-name="Emphasis"><text:span text:style-name="T80"> - </text:span></text:span></text:span><text:span text:style-name="Teletype"><text:span text:style-name="Emphasis"><text:span text:style-name="T79">к</text:span></text:span></text:span><text:span text:style-name="Teletype"><text:span text:style-name="T80">оличество элементов в каждом блоке.</text:span></text:span></text:p>
        </text:list-item>
        <text:list-item>
          <text:p text:style-name="P109" loext:marker-style-name="T19"><text:span text:style-name="Teletype"><text:span text:style-name="Emphasis"><text:span text:style-name="T67">stride</text:span></text:span></text:span><text:span text:style-name="Teletype"><text:span text:style-name="Emphasis"><text:span text:style-name="T79"> - </text:span></text:span></text:span><text:span text:style-name="Teletype"><text:span text:style-name="Emphasis"><text:span text:style-name="T81">ш</text:span></text:span></text:span><text:span text:style-name="Teletype"><text:span text:style-name="Emphasis"><text:span text:style-name="T80">аг - </text:span></text:span></text:span><text:span text:style-name="Teletype"><text:span text:style-name="Emphasis"><text:span text:style-name="T79">к</text:span></text:span></text:span><text:span text:style-name="Teletype"><text:span text:style-name="T80">оличество элементов между началом одного блока и началом следующего блока.</text:span></text:span></text:p>
        </text:list-item>
        <text:list-item>
          <text:p text:style-name="P109" loext:marker-style-name="T19"><text:soft-page-break/><text:span text:style-name="Teletype"><text:span text:style-name="Emphasis"><text:span text:style-name="T67">oldtype</text:span></text:span></text:span><text:span text:style-name="Teletype"><text:span text:style-name="Emphasis"><text:span text:style-name="T79"> - </text:span></text:span></text:span><text:span text:style-name="Teletype"><text:span text:style-name="Emphasis"><text:span text:style-name="T80">старый тип </text:span></text:span></text:span><text:span text:style-name="Teletype"><text:span text:style-name="T80">данных каждого элемента.</text:span></text:span></text:p>
        </text:list-item>
        <text:list-item>
          <text:p text:style-name="P109" loext:marker-style-name="T19"><text:span text:style-name="Teletype"><text:span text:style-name="Emphasis"><text:span text:style-name="T68">newtype</text:span></text:span></text:span><text:span text:style-name="Teletype"><text:span text:style-name="T68"> </text:span></text:span><text:span text:style-name="Teletype"><text:span text:style-name="T80">[out] - </text:span></text:span><text:span text:style-name="Teletype"><text:span text:style-name="T79">п</text:span></text:span><text:span text:style-name="Teletype"><text:span text:style-name="T80">ри возврате содержит дескриптор </text:span></text:span><text:a xlink:type="simple" xlink:href="https://learn.microsoft.com/ru-ru/message-passing-interface/mpi-datatype-enumeration" text:style-name="Internet_20_link" text:visited-style-name="Visited_20_Internet_20_Link"><text:span text:style-name="Teletype"><text:span text:style-name="Strong_20_Emphasis"><text:span text:style-name="T108">MPI_Datatype</text:span></text:span></text:span></text:a><text:span text:style-name="Teletype"><text:span text:style-name="T80">, представляющий новый тип данных.</text:span></text:span></text:p>
          <text:p text:style-name="P110" loext:marker-style-name="T19"><text:a xlink:type="simple" xlink:href="https://www.mpich.org/static/docs/latest/www3/MPI_Type_vector.html" text:style-name="Internet_20_link" text:visited-style-name="Visited_20_Internet_20_Link"><text:span text:style-name="Teletype"><text:span text:style-name="T80">https://www.mpich.org/static/docs/latest/www3/MPI_Type_vector.html</text:span></text:span></text:a></text:p>
        </text:list-item>
      </text:list>
      <text:list text:style-name="L17">
        <text:list-item>
          <text:p text:style-name="P105" loext:marker-style-name="T19"><text:span text:style-name="Teletype"><text:span text:style-name="T69">MPI_Type_commit</text:span></text:span><text:span text:style-name="Teletype"><text:span text:style-name="T82"> - фиксирует тип данных. </text:span></text:span><text:span text:style-name="Teletype"><text:span text:style-name="T83">Принимает один параметр – тип данных для фиксации.</text:span></text:span></text:p>
          <text:p text:style-name="P105" loext:marker-style-name="T19"><text:a xlink:type="simple" xlink:href="https://www.mpich.org/static/docs/latest/www3/MPI_Type_commit.html" text:style-name="Internet_20_link" text:visited-style-name="Visited_20_Internet_20_Link"><text:span text:style-name="Teletype"><text:span text:style-name="T82">https://www.mpich.org/static/docs/latest/www3/MPI_Type_commit.html</text:span></text:span></text:a></text:p>
        </text:list-item>
      </text:list>
      <text:p text:style-name="P71" loext:marker-style-name="T1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5">// local_A рассылаю по столбцам, local_B по строкам</text:p>
            <text:p text:style-name="P17"><text:span text:style-name="T40">MPI_Bcast</text:span>(<text:span text:style-name="T42">local_A</text:span>.<text:span text:style-name="T40">data</text:span>(), <text:span text:style-name="T42">local_n1</text:span> <text:span text:style-name="T45">*</text:span> <text:span text:style-name="T42">n2</text:span>, <text:span text:style-name="T38">MPI_FLOAT</text:span>, <text:span text:style-name="T47">0</text:span>, <text:span text:style-name="T42">comm_col</text:span>);</text:p>
            <text:p text:style-name="P17"><text:span text:style-name="T40">MPI_Bcast</text:span>(<text:span text:style-name="T42">local_B</text:span>.<text:span text:style-name="T40">data</text:span>(), <text:span text:style-name="T42">n2</text:span> <text:span text:style-name="T45">*</text:span> <text:span text:style-name="T42">local_n3</text:span>, <text:span text:style-name="T38">MPI_FLOAT</text:span>, <text:span text:style-name="T47">0</text:span>, <text:span text:style-name="T42">comm_row</text:span>);</text:p>
          </table:table-cell>
        </table:table-row>
      </table:table>
      <text:p text:style-name="P81" loext:marker-style-name="T19"><text:span text:style-name="T25">int MPI_Bcast(void* buffer, int count, MPI_Datatype datatype, int root, MPI_COMM_WORLD)</text:span> - <text:span text:style-name="T145">ш</text:span>ироковещательная рассылка данных. </text:p>
      <text:p text:style-name="P82" loext:marker-style-name="T19">Процесс с номером <text:span text:style-name="T25">root</text:span> рассылает сообщение <text:span text:style-name="T146">длиной </text:span><text:span text:style-name="T34">count</text:span><text:span text:style-name="T146"> элементов </text:span>из своего буфера<text:span text:style-name="T145"> </text:span>передачи <text:span text:style-name="T35">buffer </text:span>всем процессам области связи коммуникатора <text:span text:style-name="T25">comm</text:span>. </text:p>
      <text:p text:style-name="P72" loext:marker-style-name="T19"><text:a xlink:type="simple" xlink:href="https://www.mpich.org/static/docs/v3.1/www3/MPI_Bcast.html" text:style-name="Internet_20_link" text:visited-style-name="Visited_20_Internet_20_Link">https://www.mpich.org/static/docs/v3.1/www3/MPI_Bcast.html</text:a></text:p>
      <text:p text:style-name="P72" loext:marker-style-name="T1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96"><text:span text:style-name="T122">// получаю ранг процесса в коммуникаторе сетки</text:span></text:p>
            <text:p text:style-name="P96"><text:span text:style-name="T40">MPI_Cart_rank</text:span>(<text:span text:style-name="T42">comm_grid</text:span>, <text:span text:style-name="T42">current_coords</text:span>, <text:span text:style-name="T45">&amp;</text:span><text:span text:style-name="T42">global_rank</text:span>);<text:span text:style-name="T122"> </text:span></text:p>
          </table:table-cell>
        </table:table-row>
      </table:table>
      <text:p text:style-name="P46" loext:marker-style-name="T19"><text:span text:style-name="T67">int MPI_Cart_rank(MPI_Comm comm, const int coords[], int *rank) </text:span><text:span text:style-name="T79">- </text:span><text:span text:style-name="T84">о</text:span><text:span text:style-name="T52">пределяет ранг процесса в коммуникаторе </text:span><text:span text:style-name="T92">(</text:span><text:span text:style-name="T74">comm_grid</text:span><text:span text:style-name="T92">)</text:span><text:span text:style-name="T52">, заданном декартовом расположении </text:span><text:span text:style-name="T74">current_coords</text:span><text:span text:style-name="T52">.</text:span></text:p>
      <text:p text:style-name="P43" loext:marker-style-name="T19"><text:span text:style-name="T109">Парамтеры:</text:span></text:p>
      <text:list text:style-name="L19">
        <text:list-item>
          <text:p text:style-name="P48" loext:marker-style-name="T19"><text:span text:style-name="Emphasis"><text:span text:style-name="T92">comm - к</text:span></text:span><text:span text:style-name="T92">оммуникатор с декартовой структурой.</text:span></text:p>
        </text:list-item>
        <text:list-item>
          <text:p text:style-name="P48" loext:marker-style-name="T19"><text:span text:style-name="Emphasis"><text:span text:style-name="T52">coords</text:span></text:span><text:span text:style-name="T52"> [in] - </text:span><text:span text:style-name="T92">м</text:span><text:span text:style-name="T52">ассив целых чисел (размер </text:span><text:span text:style-name="Emphasis"><text:span text:style-name="T52">ndims</text:span></text:span><text:span text:style-name="T52">, количество измерений декартовой топологии, связанной с </text:span><text:span text:style-name="Emphasis"><text:span text:style-name="T52">comm</text:span></text:span><text:span text:style-name="T52">), указывающий декартовые координаты процесса.</text:span></text:p>
        </text:list-item>
        <text:list-item>
          <text:p text:style-name="P48" loext:marker-style-name="T19"><text:span text:style-name="Emphasis"><text:span text:style-name="T52">rank</text:span></text:span><text:span text:style-name="T52"> [out] - </text:span><text:span text:style-name="T92">р</text:span><text:span text:style-name="T52">анг указанного процесса.</text:span></text:p>
        </text:list-item>
      </text:list>
      <text:p text:style-name="P47" loext:marker-style-name="T19"><text:a xlink:type="simple" xlink:href="https://www.mpich.org/static/docs/latest/www3/MPI_Cart_rank.html" text:style-name="Internet_20_link" text:visited-style-name="Visited_20_Internet_20_Link"><text:span text:style-name="T114">https://www.mpich.org/static/docs/latest/www3/MPI_Cart_rank.html</text:span></text:a></text:p>
      <text:p text:style-name="P47" loext:marker-style-name="T19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97"><text:span text:style-name="T40">MPI_Gatherv</text:span>(<text:span text:style-name="T42">local_C</text:span>.<text:span text:style-name="T40">data</text:span>(), <text:span text:style-name="T42">local_n1</text:span> <text:span text:style-name="T45">*</text:span> <text:span text:style-name="T42">local_n3</text:span>, <text:span text:style-name="T38">MPI_FLOAT</text:span>, </text:p>
            <text:p text:style-name="P97"><text:span text:style-name="T42">C</text:span>.<text:span text:style-name="T40">data</text:span>(), <text:span text:style-name="T42">recvcounts</text:span>.<text:span text:style-name="T40">data</text:span>(), <text:span text:style-name="T42">displs</text:span>.<text:span text:style-name="T40">data</text:span>(), <text:span text:style-name="T38">MPI_FLOAT</text:span>,</text:p>
            <text:p text:style-name="P17"><text:span text:style-name="T47">0</text:span>, <text:span text:style-name="T42">comm_grid</text:span>);</text:p>
          </table:table-cell>
        </table:table-row>
      </table:table>
      <text:p text:style-name="P54" loext:marker-style-name="T19"><text:span text:style-name="T67">int MPI_Gatherv(const void *sendbuf, int sendcount, MPI_Datatype sendtype, void *recvbuf, const int recvcounts[], const int displs[], MPI_Datatype recvtype, int root, MPI_Comm comm) - </text:span><text:span text:style-name="T86">сборка (gather) распределенного по процессам массива в один массив с сохранением его в адресном пространстве выделенного (</text:span><text:span text:style-name="T67">root</text:span><text:span text:style-name="T86">) процесса.</text:span></text:p>
      <text:p text:style-name="P56" loext:marker-style-name="T19"><text:span text:style-name="T88">Отсутствующие в</text:span><text:span text:style-name="T86"> </text:span><text:span text:style-name="T99">MPI_Gather</text:span><text:span text:style-name="T86"> параметры:</text:span></text:p>
      <text:list text:style-name="L21">
        <text:list-item>
          <text:p text:style-name="P107" loext:marker-style-name="T19"><text:span text:style-name="Emphasis"><text:span text:style-name="T70">recvcounts[] </text:span></text:span><text:span text:style-name="T87">- количество элементов, полученных из каждого процесса. Каждый элемент в массиве соответствует рангу процесса отправки. Если счетчик равен нулю, часть данных сообщения пуста. Этот параметр имеет значение только в корневом процессе.</text:span></text:p>
        </text:list-item>
        <text:list-item>
          <text:p text:style-name="P107" loext:marker-style-name="T19"><text:span text:style-name="Emphasis"><text:span text:style-name="T67">displs[]</text:span></text:span><text:span text:style-name="T86"> - </text:span><text:span text:style-name="T87">р</text:span><text:span text:style-name="T86">асположение данных из каждого процесса коммуникатора относительно параметра </text:span><text:span text:style-name="Emphasis"><text:span text:style-name="T67">recvbuf</text:span></text:span><text:span text:style-name="T86"> . Данные, полученные из процесса </text:span><text:span text:style-name="Emphasis"><text:span text:style-name="T89">j</text:span></text:span><text:span text:style-name="T86"> , помещаются в буфер получения элементов корневого смещения процесса </text:span><text:span text:style-name="Emphasis"><text:span text:style-name="T67">displs[j]</text:span></text:span><text:span text:style-name="T86"> из </text:span><text:span text:style-name="T87">указателя </text:span><text:span text:style-name="T70">sendbuf</text:span><text:span text:style-name="T86">.</text:span></text:p>
        </text:list-item>
      </text:list>
      <text:p text:style-name="P55" loext:marker-style-name="T19"><text:a xlink:type="simple" xlink:href="https://www.mpich.org/static/docs/v4.1/www3/MPI_Gatherv.html" text:style-name="Internet_20_link" text:visited-style-name="Visited_20_Internet_20_Link"><text:span text:style-name="T115">https://www.mpich.org/static/docs/v4.1/www3/MPI_Gatherv.html</text:span></text:a></text:p>
      <text:p text:style-name="P55" loext:marker-style-name="T19"><text:span text:style-name="T86"/></text:p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99"><text:span text:style-name="T40">MPI_Type_free</text:span>(<text:span text:style-name="T45">&amp;</text:span><text:span text:style-name="T42">column_type</text:span>);</text:p>
          </table:table-cell>
        </table:table-row>
      </table:table>
      <text:p text:style-name="P41" loext:marker-style-name="T19"><text:span text:style-name="T67">int MPI_Type_free(MPI_Datatype *datatype)</text:span><text:span text:style-name="T99"> – освобождает тип данных.</text:span></text:p>
      <text:p text:style-name="P44" loext:marker-style-name="T19"><text:span text:style-name="T150">После использования пользовательский описатель должен быть очищен функцией </text:span><text:span text:style-name="T152">MPI_Type_free</text:span><text:span text:style-name="T150">.</text:span></text:p>
      <text:p text:style-name="P42" loext:marker-style-name="T19"><text:a xlink:type="simple" xlink:href="https://www.mpich.org/static/docs/v3.1/www3/MPI_Type_free.html" text:style-name="Internet_20_link" text:visited-style-name="Visited_20_Internet_20_Link"><text:span text:style-name="T117">https://www.mpich.org/static/docs/v3.1/www3/MPI_Type_free.html</text:span></text:a></text:p>
      <text:p text:style-name="P52" loext:marker-style-name="T19"><text:span text:style-name="T116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98"><text:span text:style-name="T40">MPI_Comm_free</text:span>(<text:span text:style-name="T45">&amp;</text:span><text:span text:style-name="T42">comm_row</text:span>);</text:p>
            <text:p text:style-name="P17"><text:span text:style-name="T40">MPI_Comm_free</text:span>(<text:span text:style-name="T45">&amp;</text:span><text:span text:style-name="T42">comm_col</text:span>);</text:p>
            <text:p text:style-name="P17"><text:span text:style-name="T40">MPI_Comm_free</text:span>(<text:span text:style-name="T45">&amp;</text:span><text:span text:style-name="T42">comm_grid</text:span>);</text:p>
          </table:table-cell>
        </table:table-row>
      </table:table>
      <text:p text:style-name="P50" loext:marker-style-name="T19"><text:span text:style-name="T71">int MPI_Comm_free(MPI_Comm *comm) –</text:span><text:span text:style-name="T85"> освобождение ранее выделенного пользовательского коммуникатора.</text:span></text:p>
      <text:p text:style-name="P51" loext:marker-style-name="T19"><text:span text:style-name="Teletype"><text:span text:style-name="T85">Удаляется пользовательская ссылка на коммуникатор, comm </text:span></text:span><text:span text:style-name="Teletype"><text:span text:style-name="T79">сброшен в </text:span></text:span><text:span text:style-name="Teletype"><text:span text:style-name="T67">MPI_COMM_NULL</text:span></text:span><text:span text:style-name="Teletype"><text:span text:style-name="T79">. Так как других ссылок на коммуникатор нет, его описание удаляется из системных данных.</text:span></text:span></text:p>
      <text:p text:style-name="P51" loext:marker-style-name="T19"><text:a xlink:type="simple" xlink:href="https://www.mpich.org/static/docs/latest/www3/MPI_Comm_free.html" text:style-name="Internet_20_link" text:visited-style-name="Visited_20_Internet_20_Link"><text:span text:style-name="T118">https://www.mpich.org/static/docs/latest/www3/MPI_Comm_free.html</text:span></text:a><text:span text:style-name="T118"/></text:p>
      <text:p text:style-name="P89" loext:marker-style-name="T1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0"><text:span text:style-name="T41">MPI_Finalize</text:span><text:span text:style-name="T22">();</text:span></text:p>
          </table:table-cell>
        </table:table-row>
      </table:table>
      <text:p text:style-name="P83" loext:marker-style-name="T19"><text:span text:style-name="T127"><text:tab/></text:span>Функция закрывает все MPI-процессы и ликвидирует все области связи.</text:p>
      <text:p text:style-name="P89" loext:marker-style-name="T19"><text:span text:style-name="T156"><text:tab/>После <text:tab/>выполнения этой функции уже никакие другие MPI функции не могут <text:tab/>использоваться.</text:span></text:p>
      <text:p text:style-name="P89" loext:marker-style-name="T19"><text:span text:style-name="T118"><text:tab/></text:span><text:a xlink:type="simple" xlink:href="https://www.mpich.org/static/docs/v3.1/www3/MPI_Finalize.html" text:style-name="Internet_20_link" text:visited-style-name="Visited_20_Internet_20_Link">https://www.mpich.org/static/docs/v3.1/www3/MPI_Finalize.html</text:a></text:p>
      <text:p text:style-name="P49" loext:marker-style-name="T19"><text:span text:style-name="T67"/></text:p>
      <text:list text:continue-list="list2803328903" text:style-name="L2">
        <text:list-item>
          <text:p text:style-name="P62"><text:span text:style-name="T132">Замерено время работы программы при использовании </text:span><text:span text:style-name="T131">16 </text:span><text:span text:style-name="T132">процессорных ядер </text:span><text:span text:style-name="T131">при разном размере матрицы.</text:span></text:p>
        </text:list-item>
        <text:list-item>
          <text:p text:style-name="P62"><text:span text:style-name="T129">Далее стоит оговорить о том, как я получал результаты тестов программы </text:span><text:span text:style-name="T27">parallel1.cpp</text:span><text:span text:style-name="T129"> на кластере. Для этого я использовал bash-скрипт для запуска программы с помощью команды </text:span><text:span text:style-name="T27">mpirun</text:span><text:span text:style-name="T129">. (см. Приложение 4). Далее находясь на кластере командой qsub ставил задачу (bas</text:span><text:span text:style-name="T133">h</text:span><text:span text:style-name="T129">-скрипт) в очередь на выполнен</text:span><text:span text:style-name="T130">ие. </text:span><text:span text:style-name="T52">После завершения работы задачи в текущей директории появлятся файлы </text:span><text:span text:style-name="T53">(названия файлов даны не настоящие)</text:span><text:span text:style-name="T52"> </text:span><text:span text:style-name="Strong_20_Emphasis"><text:span text:style-name="T57">submit.sh.e13485</text:span></text:span><text:span text:style-name="T61"> </text:span><text:span text:style-name="T52">(должен быть нулевого размера, если программа отработала без ошибок) и </text:span><text:span text:style-name="Strong_20_Emphasis"><text:span text:style-name="T57">submit.sh.o13485</text:span></text:span><text:span text:style-name="Strong_20_Emphasis"><text:span text:style-name="T59">,</text:span></text:span><text:span text:style-name="Strong_20_Emphasis"><text:span text:style-name="T53"> который и хранит результат работы задачи (bash-скрипта). </text:span></text:span></text:p>
          <text:p text:style-name="P63" loext:marker-style-name="T19"><text:span text:style-name="Strong_20_Emphasis"><text:span text:style-name="T54">Сделав тесты на разное количество MPI процессов я их собрал в текстовый файл </text:span></text:span><text:span text:style-name="Strong_20_Emphasis"><text:span text:style-name="T58">results_mpi.txt</text:span></text:span><text:span text:style-name="Strong_20_Emphasis"><text:span text:style-name="T54"> и визуализировал программой </text:span></text:span><text:span text:style-name="Strong_20_Emphasis"><text:span text:style-name="T58">makegraphs.py </text:span></text:span><text:span text:style-name="Strong_20_Emphasis"><text:span text:style-name="T54">(см. Приложение 5, 6).</text:span></text:span></text:p>
        </text:list-item>
      </text:list>
      <text:p text:style-name="P27"/>
      <text:p text:style-name="P4"/>
      <text:p text:style-name="P4"/>
      <text:p text:style-name="P4"/>
      <text:p text:style-name="P4"/>
      <text:p text:style-name="P4"><text:span text:style-name="Strong_20_Emphasis"><text:span text:style-name="T54"/></text:span></text:p>
      <text:h text:style-name="P28" text:outline-level="1"><text:bookmark-start text:name="__RefHeading___Toc14228_1515385987"/><text:bookmark-start text:name="_Toc181300387"/>ЗАКЛЮЧЕНИЕ<text:bookmark-end text:name="__RefHeading___Toc14228_1515385987"/><text:bookmark-end text:name="_Toc181300387"/></text:h>
      <text:p text:style-name="Text_20_body">---</text:p>
      <text:h text:style-name="P32" text:outline-level="1" loext:marker-style-name="T18"><text:bookmark-start text:name="__RefHeading___Toc447_18915293"/><text:bookmark-start text:name="_Toc181300388"/><text:span text:style-name="T18">ПРИЛОЖЕНИЯ</text:span><text:bookmark-end text:name="__RefHeading___Toc447_18915293"/><text:bookmark-end text:name="_Toc181300388"/></text:h>
      <text:h text:style-name="P33" text:outline-level="1" loext:marker-style-name="T11"><text:bookmark-start text:name="_Toc181300389"/><text:bookmark-start text:name="__RefHeading___Toc449_18915293"/><text:span text:style-name="T1">Приложение 1:</text:span><text:span text:style-name="T10"> </text:span><text:span text:style-name="T1">Исходный код программы</text:span><text:span text:style-name="T12"> </text:span><text:bookmark-end text:name="_Toc181300389"/><text:span text:style-name="T13">sequential.cpp</text:span><text:bookmark-end text:name="__RefHeading___Toc449_18915293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7"><text:span text:style-name="T48"/></text:p>
          </table:table-cell>
        </table:table-row>
      </table:table>
      <text:p text:style-name="P6"/>
      <text:h text:style-name="P33" text:outline-level="1" loext:marker-style-name="T1"><text:bookmark-start text:name="_Toc181300390"/><text:bookmark-start text:name="__RefHeading___Toc451_18915293"/><text:span text:style-name="T1">Приложение 2: </text:span><text:bookmark-end text:name="_Toc181300390"/><text:span text:style-name="T1">Исходный код программы </text:span><text:span text:style-name="T13">parallel1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0" loext:marker-style-name="T120"/>
          </table:table-cell>
        </table:table-row>
      </table:table>
      <text:h text:style-name="P34" text:outline-level="1" loext:marker-style-name="T1"><text:bookmark-start text:name="__RefHeading___Toc451_18915293 Copy 2 Copy 1"/><text:bookmark-start text:name="_Toc181300390 Copy 2 Copy 1"/><text:span text:style-name="T1">Приложение </text:span><text:span text:style-name="T4">3</text:span><text:span text:style-name="T1">: </text:span><text:bookmark-end text:name="_Toc181300390 Copy 2 Copy 1"/><text:span text:style-name="T1">Исходный код программы </text:span><text:span text:style-name="T5">test_local</text:span><text:span text:style-name="T14">.sh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6" loext:marker-style-name="T120"><text:span text:style-name="T48"/></text:p>
          </table:table-cell>
        </table:table-row>
      </table:table>
      <text:p text:style-name="P23"/>
      <text:h text:style-name="P35" text:outline-level="1" loext:marker-style-name="T1"><text:bookmark-start text:name="_Toc181300390 Copy 2 Copy 1 Copy 1"/><text:bookmark-start text:name="__RefHeading___Toc451_18915293 Copy 2 Copy 1 Copy 1"/><text:span text:style-name="T1">Приложение </text:span><text:span text:style-name="T5">4</text:span><text:span text:style-name="T1">: </text:span><text:bookmark-end text:name="_Toc181300390 Copy 2 Copy 1 Copy 1"/><text:span text:style-name="T1">Исходный код программы </text:span><text:span text:style-name="T6">test_cluster</text:span><text:span text:style-name="T14">.sh</text:span><text:bookmark-end text:name="__RefHeading___Toc451_18915293 Copy 2 Copy 1 Copy 1"/></text:h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1" loext:marker-style-name="T120"><text:span text:style-name="T49"/></text:p>
          </table:table-cell>
        </table:table-row>
      </table:table>
      <text:p text:style-name="P24"/>
      <text:h text:style-name="P36" text:outline-level="1" loext:marker-style-name="T1"><text:bookmark-start text:name="_Toc181300390 Copy 2 Copy 1 Copy 1 Copy 1"/><text:bookmark-start text:name="__RefHeading___Toc451_18915293 Copy 2 Copy 1 Copy 1 Copy 1"/><text:span text:style-name="T1">Приложение </text:span><text:span text:style-name="T8">5</text:span><text:span text:style-name="T1">: </text:span><text:bookmark-end text:name="_Toc181300390 Copy 2 Copy 1 Copy 1 Copy 1"/><text:span text:style-name="T1">Исходный код программы </text:span><text:span text:style-name="T8">makegraphs.py</text:span><text:bookmark-end text:name="__RefHeading___Toc451_18915293 Copy 2 Copy 1 Copy 1 Copy 1"/></text:h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02"><text:span text:style-name="T123"/></text:p>
          </table:table-cell>
        </table:table-row>
      </table:table>
      <text:p text:style-name="P25"><text:span text:style-name="T1"/></text:p>
      <text:h text:style-name="P33" text:outline-level="1" loext:marker-style-name="T1"><text:bookmark-start text:name="_Toc181300390 Copy 1"/><text:bookmark-start text:name="__RefHeading___Toc451_18915293 Copy 1"/><text:span text:style-name="T1">Приложение </text:span><text:span text:style-name="T7">6</text:span><text:span text:style-name="T1">: </text:span><text:bookmark-end text:name="_Toc181300390 Copy 1"/><text:span text:style-name="T2">Пример график</text:span><text:span text:style-name="T3">а </text:span><text:span text:style-name="T7">полученного с помощью программы makegraphs.py, </text:span><text:span text:style-name="T9">результаты работы тестов получены с кластера</text:span><text:bookmark-end text:name="__RefHeading___Toc451_18915293 Copy 1"/></text:h>
      <text:p text:style-name="P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cmsy10" svg:font-family="cmsy10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4-01T01:26:04.579044841</dc:date>
    <meta:editing-duration>PT20H59M48S</meta:editing-duration>
    <meta:editing-cycles>157</meta:editing-cycles>
    <meta:document-statistic meta:table-count="19" meta:image-count="0" meta:object-count="0" meta:page-count="9" meta:paragraph-count="142" meta:word-count="1193" meta:character-count="10429" meta:non-whitespace-character-count="9371"/>
  </office:meta>
</office:document-meta>
</file>